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b08" officeooo:paragraph-rsid="001e8b08"/>
    </style:style>
    <style:style style:name="P2" style:family="paragraph" style:parent-style-name="Standard">
      <style:text-properties officeooo:rsid="001fe664" officeooo:paragraph-rsid="001fe664"/>
    </style:style>
    <style:style style:name="P3" style:family="paragraph" style:parent-style-name="Standard">
      <style:text-properties officeooo:rsid="0021b13f" officeooo:paragraph-rsid="0021b13f"/>
    </style:style>
    <style:style style:name="P4" style:family="paragraph" style:parent-style-name="Standard">
      <style:text-properties fo:font-variant="normal" fo:text-transform="none" fo:color="#333333" style:font-name="monospace" fo:font-size="8.25pt" fo:letter-spacing="normal" fo:font-style="normal" fo:font-weight="normal" officeooo:rsid="002236c5" officeooo:paragraph-rsid="002236c5"/>
    </style:style>
    <style:style style:name="P5" style:family="paragraph" style:parent-style-name="Standard">
      <style:text-properties fo:font-variant="normal" fo:text-transform="none" fo:color="#333333" style:font-name="monospace" fo:font-size="8.25pt" fo:letter-spacing="normal" fo:font-style="normal" fo:font-weight="normal" officeooo:rsid="0023b248" officeooo:paragraph-rsid="0023b248"/>
    </style:style>
    <style:style style:name="P6" style:family="paragraph" style:parent-style-name="Standard">
      <style:text-properties fo:font-variant="normal" fo:text-transform="none" fo:color="#333333" style:font-name="monospace" fo:font-size="8.25pt" fo:letter-spacing="normal" fo:font-style="normal" fo:font-weight="normal" officeooo:rsid="00255286" officeooo:paragraph-rsid="00255286"/>
    </style:style>
    <style:style style:name="P7" style:family="paragraph" style:parent-style-name="Standard">
      <style:text-properties fo:font-variant="normal" fo:text-transform="none" fo:color="#333333" style:font-name="monospace" fo:font-size="8.25pt" fo:letter-spacing="normal" fo:font-style="normal" fo:font-weight="normal" officeooo:rsid="0028e18c" officeooo:paragraph-rsid="0028e18c"/>
    </style:style>
    <style:style style:name="P8" style:family="paragraph" style:parent-style-name="Standard">
      <style:text-properties fo:font-variant="normal" fo:text-transform="none" fo:color="#333333" style:font-name="monospace" fo:font-size="8.25pt" fo:letter-spacing="normal" fo:font-style="normal" fo:font-weight="normal" officeooo:rsid="0028e18c" officeooo:paragraph-rsid="002a7644"/>
    </style:style>
    <style:style style:name="P9" style:family="paragraph" style:parent-style-name="Standard">
      <style:text-properties fo:font-variant="normal" fo:text-transform="none" fo:color="#333333" style:font-name="monospace" fo:font-size="8.25pt" fo:letter-spacing="normal" fo:font-style="normal" fo:font-weight="normal" officeooo:rsid="002bf749" officeooo:paragraph-rsid="002bf749"/>
    </style:style>
    <style:style style:name="T1" style:family="text">
      <style:text-properties officeooo:rsid="00255286"/>
    </style:style>
    <style:style style:name="T2" style:family="text">
      <style:text-properties officeooo:rsid="0026e614"/>
    </style:style>
    <style:style style:name="T3" style:family="text">
      <style:text-properties officeooo:rsid="002b67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count(1) from r_s308; actually all 2010 tables passed from s3</text:p>
      <text:p text:style-name="P1"/>
      <text:p text:style-name="P1">2016-01-28 11:37:40,448 Stage-1 map = 100%, <text:s/>reduce = 33%, Cumulative CPU 3100.5 sec</text:p>
      <text:p text:style-name="P1">2016-01-28 11:37:41,465 Stage-1 map = 100%, <text:s/>reduce = 100%, Cumulative CPU 3101.71 sec</text:p>
      <text:p text:style-name="P1">MapReduce Total cumulative CPU time: 51 minutes 41 seconds 710 msec</text:p>
      <text:p text:style-name="P1">Ended Job = job_1453941020644_0003</text:p>
      <text:p text:style-name="P1">MapReduce Jobs Launched: </text:p>
      <text:p text:style-name="P1">Stage-Stage-1: Map: 105 <text:s/>Reduce: 1 <text:s text:c="2"/>Cumulative CPU: 3101.71 sec <text:s text:c="2"/>HDFS Read: 610964 HDFS Write: 9 SUCCESS</text:p>
      <text:p text:style-name="P1">Total MapReduce CPU Time Spent: 51 minutes 41 seconds 710 msec</text:p>
      <text:p text:style-name="P1">OK</text:p>
      <text:p text:style-name="P1">48489057</text:p>
      <text:p text:style-name="P1">Time taken: 933.564 seconds, Fetched: 1 row(s)</text:p>
      <text:p text:style-name="P1"/>
      <text:p text:style-name="P1"/>
      <text:p text:style-name="P2">SELECT author, count(1) as posts from reddit_csv GROUP BY author order by posts desc limit 100;</text:p>
      <text:p text:style-name="P2">NULL<text:tab/>834445</text:p>
      <text:p text:style-name="P2">[deleted]<text:tab/>273883</text:p>
      <text:p text:style-name="P2">0<text:tab/>264067</text:p>
      <text:p text:style-name="P2">aletoledo<text:tab/>2791</text:p>
      <text:p text:style-name="P2">CRUISECONTROLLER<text:tab/>2614</text:p>
      <text:p text:style-name="P2">amstrdamordeath<text:tab/>2327</text:p>
      <text:p text:style-name="P2">7oby<text:tab/>2321</text:p>
      <text:p text:style-name="P2">malcontent<text:tab/>1931</text:p>
      <text:p text:style-name="P2">matts2<text:tab/>1912</text:p>
      <text:p text:style-name="P2">revoman<text:tab/>1889</text:p>
      <text:p text:style-name="P2">NoMoreNicksLeft<text:tab/>1887</text:p>
      <text:p text:style-name="P2">cartooncorpse<text:tab/>1807</text:p>
      <text:p text:style-name="P2">Bensch<text:tab/>1658</text:p>
      <text:p text:style-name="P2">db2<text:tab/>1535</text:p>
      <text:p text:style-name="P2">axord<text:tab/>1481</text:p>
      <text:p text:style-name="P2">aGorilla<text:tab/>1455</text:p>
      <text:p text:style-name="P2">….</text:p>
      <text:p text:style-name="P2">turkourjurbs<text:tab/>612</text:p>
      <text:p text:style-name="P2">garyp714<text:tab/>612</text:p>
      <text:p text:style-name="P2">DOGA<text:tab/>609</text:p>
      <text:p text:style-name="P2">Tommstein<text:tab/>607</text:p>
      <text:p text:style-name="P2">Time taken: 39.14 seconds, Fetched: 100 row(s)<text:tab/></text:p>
      <text:p text:style-name="P2"/>
      <text:p text:style-name="P3">Describe r_SEQ08</text:p>
      <text:p text:style-name="P3">rawDataSize <text:s text:c="8"/><text:tab/>286179136 <text:s text:c="10"/></text:p>
      <text:p text:style-name="P3"><text:tab/>totalSize <text:s text:c="10"/><text:tab/>301665551 <text:s text:c="10"/></text:p>
      <text:p text:style-name="P3"><text:tab/>transient_lastDdlTime<text:tab/>1453845730 <text:s/></text:p>
      <text:p text:style-name="P3"/>
      <text:p text:style-name="P3">Describe reddit_csv08</text:p>
      <text:p text:style-name="P3"><text:tab/>rawDataSize <text:s text:c="8"/><text:tab/>286179136 <text:s text:c="10"/></text:p>
      <text:p text:style-name="P3"><text:tab/>totalSize <text:s text:c="10"/><text:tab/>287073894 <text:s text:c="10"/></text:p>
      <text:p text:style-name="P3"><text:tab/>transient_lastDdlTime<text:tab/>1453847358 <text:s/></text:p>
      <text:p text:style-name="P3"/>
      <text:p text:style-name="P4"><text:soft-page-break/>CREATE TABLE reddit_seq ( archived boolean, author string, author_flair_css_class string, author_flair_text string, body string, controversiality int, created_utc string, distinguished string, downs int, edited boolean, gilded int, id string, link_id string, name string, parent_id string, removal_reason string, retrieved_on timestamp, score int, score_hidden boolean, subreddit string, subreddit_id string, ups int, created_utc_t timestamp ) STORED AS SEQUENCEFILE;</text:p>
      <text:p text:style-name="P4"/>
      <text:p text:style-name="P4">INSERT OVERWRITE TABLE reddit_parquet select *, cast(cast(created_utc as double) as timestamp) as created_utc_t FROM reddit_seq;</text:p>
      <text:p text:style-name="P4"/>
      <text:p text:style-name="P4"/>
      <text:p text:style-name="P4">select count(1) from reddit_json10;</text:p>
      <text:p text:style-name="P4"/>
      <text:p text:style-name="P4"/>
      <text:p text:style-name="P5">CREATE EXTERNAL TABLE reddit_json10local (</text:p>
      <text:p text:style-name="P5"><text:s text:c="2"/>archived <text:s text:c="16"/>boolean,</text:p>
      <text:p text:style-name="P5"><text:s text:c="2"/>author <text:s text:c="18"/>string,</text:p>
      <text:p text:style-name="P5"><text:s text:c="2"/>author_flair_css_class <text:s text:c="2"/>string,</text:p>
      <text:p text:style-name="P5"><text:s text:c="2"/>author_flair_text <text:s text:c="7"/>string,</text:p>
      <text:p text:style-name="P5"><text:s text:c="2"/>body <text:s text:c="20"/>string,</text:p>
      <text:p text:style-name="P5"><text:s text:c="2"/>controversiality <text:s text:c="8"/>int,</text:p>
      <text:p text:style-name="P5"><text:s text:c="2"/>created_utc <text:s text:c="13"/>string,</text:p>
      <text:p text:style-name="P5"><text:s text:c="2"/>distinguished <text:s text:c="11"/>string,</text:p>
      <text:p text:style-name="P5"><text:s text:c="2"/>downs <text:s text:c="19"/>int,</text:p>
      <text:p text:style-name="P5"><text:s text:c="2"/>edited <text:s text:c="18"/>boolean,</text:p>
      <text:p text:style-name="P5"><text:s text:c="2"/>gilded <text:s text:c="18"/>int,</text:p>
      <text:p text:style-name="P5"><text:s text:c="2"/>id <text:s text:c="22"/>string,</text:p>
      <text:p text:style-name="P5"><text:s text:c="2"/>link_id <text:s text:c="17"/>string,</text:p>
      <text:p text:style-name="P5"><text:s text:c="2"/>name <text:s text:c="20"/>string,</text:p>
      <text:p text:style-name="P5"><text:s text:c="2"/>parent_id <text:s text:c="15"/>string,</text:p>
      <text:p text:style-name="P5"><text:s text:c="2"/>removal_reason <text:s text:c="10"/>string,</text:p>
      <text:p text:style-name="P5"><text:s text:c="2"/>retrieved_on <text:s text:c="12"/>timestamp,</text:p>
      <text:p text:style-name="P5"><text:s text:c="2"/>score <text:s text:c="19"/>int,</text:p>
      <text:p text:style-name="P5"><text:s text:c="2"/>score_hidden <text:s text:c="12"/>boolean,</text:p>
      <text:p text:style-name="P5"><text:s text:c="2"/>subreddit <text:s text:c="15"/>string,</text:p>
      <text:p text:style-name="P5"><text:s text:c="2"/>subreddit_id <text:s text:c="12"/>string,</text:p>
      <text:p text:style-name="P5"><text:s text:c="2"/>ups <text:s text:c="21"/>int</text:p>
      <text:p text:style-name="P5">)</text:p>
      <text:p text:style-name="P5">ROW FORMAT</text:p>
      <text:p text:style-name="P5"><text:s text:c="4"/>serde 'com.amazon.elasticmapreduce.JsonSerde'</text:p>
      <text:p text:style-name="P5"><text:s text:c="4"/>with serdeproperties ('paths'='archived,author,author_flair_css_class,author_flair_text,body,controversiality,created_utc,distinguished,downs,edited,gilded,id,link_id,name,parent_id,removal_reason,retrieved_on,score,score_hidden,subreddit,subreddit_id,ups')</text:p>
      <text:p text:style-name="P5">LOCATION 'hdfs:///data/2010';</text:p>
      <text:p text:style-name="P5"/>
      <text:p text:style-name="P5"/>
      <text:p text:style-name="P5">hive&gt; select count(1) from reddit_json;</text:p>
      <text:p text:style-name="P5">5689002</text:p>
      <text:p text:style-name="P5">Time taken: 42.543 seconds, Fetched: 1 row(s)</text:p>
      <text:p text:style-name="P5"/>
      <text:p text:style-name="P5"/>
      <text:p text:style-name="P5"/>
      <text:p text:style-name="P5"/>
      <text:p text:style-name="P5"/>
      <text:p text:style-name="P5">** <text:span text:style-name="T1">Export table to S3.. SequenceFile format</text:span></text:p>
      <text:p text:style-name="P5"/>
      <text:p text:style-name="P5"/>
      <text:p text:style-name="P6">CREATE EXTERNAL TABLE r_s310 (</text:p>
      <text:p text:style-name="P6"><text:s text:c="2"/>archived <text:s text:c="16"/>boolean,</text:p>
      <text:p text:style-name="P6"><text:s text:c="2"/>author <text:s text:c="18"/>string,</text:p>
      <text:p text:style-name="P6"><text:s text:c="2"/>author_flair_css_class <text:s text:c="2"/>string,</text:p>
      <text:p text:style-name="P6"><text:s text:c="2"/>author_flair_text <text:s text:c="7"/>string,</text:p>
      <text:p text:style-name="P6"><text:s text:c="2"/>body <text:s text:c="20"/>string,</text:p>
      <text:p text:style-name="P6"><text:s text:c="2"/>controversiality <text:s text:c="8"/>int,</text:p>
      <text:p text:style-name="P6"><text:s text:c="2"/>created_utc <text:s text:c="13"/>string,</text:p>
      <text:p text:style-name="P6"><text:s text:c="2"/>distinguished <text:s text:c="11"/>string,</text:p>
      <text:p text:style-name="P6"><text:s text:c="2"/>downs <text:s text:c="19"/>int,</text:p>
      <text:p text:style-name="P6"><text:s text:c="2"/>edited <text:s text:c="18"/>boolean,</text:p>
      <text:p text:style-name="P6"><text:s text:c="2"/>gilded <text:s text:c="18"/>int,</text:p>
      <text:p text:style-name="P6"><text:s text:c="2"/>id <text:s text:c="22"/>string,</text:p>
      <text:p text:style-name="P6"><text:soft-page-break/><text:s text:c="2"/>link_id <text:s text:c="17"/>string,</text:p>
      <text:p text:style-name="P6"><text:s text:c="2"/>name <text:s text:c="20"/>string,</text:p>
      <text:p text:style-name="P6"><text:s text:c="2"/>parent_id <text:s text:c="15"/>string,</text:p>
      <text:p text:style-name="P6"><text:s text:c="2"/>removal_reason <text:s text:c="10"/>string,</text:p>
      <text:p text:style-name="P6"><text:s text:c="2"/>retrieved_on <text:s text:c="12"/>timestamp,</text:p>
      <text:p text:style-name="P6"><text:s text:c="2"/>score <text:s text:c="19"/>int,</text:p>
      <text:p text:style-name="P6"><text:s text:c="2"/>score_hidden <text:s text:c="12"/>boolean,</text:p>
      <text:p text:style-name="P6"><text:s text:c="2"/>subreddit <text:s text:c="15"/>string,</text:p>
      <text:p text:style-name="P6"><text:s text:c="2"/>subreddit_id <text:s text:c="12"/>string,</text:p>
      <text:p text:style-name="P6"><text:s text:c="2"/>ups <text:s text:c="21"/>int</text:p>
      <text:p text:style-name="P6">)</text:p>
      <text:p text:style-name="P6">STORED AS SEQUENCEFILE</text:p>
      <text:p text:style-name="P6">LOCATION 's3n://kevin-de2016a/2010/' ;</text:p>
      <text:p text:style-name="P6"/>
      <text:p text:style-name="P6">INSERT OVERWRITE TABLE r_s310 SELECT * from r_exts310;</text:p>
      <text:p text:style-name="P5"/>
      <text:p text:style-name="P5"/>
      <text:p text:style-name="P5"/>
      <text:p text:style-name="P7">Running on Ext S3 table, JSON directly from reddit-<text:span text:style-name="T3">comments/2010</text:span></text:p>
      <text:p text:style-name="P7">SELECT author, count(1) as posts from r_exts310 GROUP BY author order by posts desc limit 20;</text:p>
      <text:p text:style-name="P7"/>
      <text:p text:style-name="P7">Total MapReduce CPU Time Spent: 0 days 1 hours 6 minutes 23 seconds 590 msec</text:p>
      <text:p text:style-name="P7">OK</text:p>
      <text:p text:style-name="P7">[deleted]<text:tab/>10688372</text:p>
      <text:p text:style-name="P7">andrewsmith1986<text:tab/>28806</text:p>
      <text:p text:style-name="P7">insomniac84<text:tab/>26994</text:p>
      <text:p text:style-name="P7">AMerrickanGirl<text:tab/>22015</text:p>
      <text:p text:style-name="P7">moonflower<text:tab/>19632</text:p>
      <text:p text:style-name="P7">matts2<text:tab/>19604</text:p>
      <text:p text:style-name="P7">NoMoreNicksLeft<text:tab/>19313</text:p>
      <text:p text:style-name="P7">backpackwayne<text:tab/>19120</text:p>
      <text:p text:style-name="P7">AnnArchist<text:tab/>18734</text:p>
      <text:p text:style-name="P7">lanismycousin<text:tab/>17700</text:p>
      <text:p text:style-name="P7">TheCannon<text:tab/>16617</text:p>
      <text:p text:style-name="P7">borez<text:tab/>16278</text:p>
      <text:p text:style-name="P7">eaturbrainz<text:tab/>14632</text:p>
      <text:p text:style-name="P7">malcontent<text:tab/>14570</text:p>
      <text:p text:style-name="P7">SarahC<text:tab/>13694</text:p>
      <text:p text:style-name="P7">G_Morgan<text:tab/>13320</text:p>
      <text:p text:style-name="P7">RobotBuddha<text:tab/>12744</text:p>
      <text:p text:style-name="P7">IConrad<text:tab/>12310</text:p>
      <text:p text:style-name="P7">camopdude<text:tab/>12108</text:p>
      <text:p text:style-name="P7">Nessie<text:tab/>12001</text:p>
      <text:p text:style-name="P7">Time taken: 3045.588 seconds, Fetched: 20 row(s)</text:p>
      <text:p text:style-name="P7"/>
      <text:p text:style-name="P8">SELECT author, count(1) as posts from r_exts310 GROUP BY author order by posts desc limit 20;</text:p>
      <text:p text:style-name="P8"/>
      <text:p text:style-name="P9">Hive queries crashing for r_s3_2009parq</text:p>
      <text:p text:style-name="P9">(Java Heap out of memory)</text:p>
      <text:p text:style-name="P9"/>
      <text:p text:style-name="P9">trying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3:39:58.365049917</meta:creation-date>
    <dc:date>2016-01-29T20:22:26.877368060</dc:date>
    <meta:editing-duration>PT8H1M6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3" meta:paragraph-count="133" meta:word-count="502" meta:character-count="4817" meta:non-whitespace-character-count="3600"/>
  </office:meta>
</office:document-meta>
</file>